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60542" officeooo:paragraph-rsid="00160542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60542" officeooo:paragraph-rsid="0016054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161aaf" officeooo:paragraph-rsid="00161aaf"/>
    </style:style>
    <style:style style:name="P4" style:family="paragraph" style:parent-style-name="Standard">
      <style:text-properties style:font-name="Liberation Sans" officeooo:rsid="00168d44" officeooo:paragraph-rsid="00181f52"/>
    </style:style>
    <style:style style:name="P5" style:family="paragraph" style:parent-style-name="Standard">
      <style:text-properties style:font-name="Liberation Sans" fo:font-style="italic" fo:font-weight="bold" officeooo:rsid="00160542" officeooo:paragraph-rsid="00160542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iberation Sans" fo:font-style="italic" fo:font-weight="bold" officeooo:rsid="00161aaf" officeooo:paragraph-rsid="00181f52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Liberation Sans" fo:font-style="italic" fo:font-weight="bold" officeooo:rsid="00181f52" officeooo:paragraph-rsid="00181f52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181f52"/>
    </style:style>
    <style:style style:name="T2" style:family="text">
      <style:text-properties officeooo:rsid="001887d8"/>
    </style:style>
    <style:style style:name="gr1" style:family="graphic">
      <style:graphic-properties draw:textarea-horizontal-align="justify" draw:textarea-vertical-align="middle" draw:auto-grow-height="false" fo:min-height="2.461cm" fo:min-width="3.8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Fine_20_Dashed"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A submissions from mEGAdata DB <text:span text:style-name="T2">(or otherwise)</text:span></text:p>
      <text:p text:style-name="P1"/>
      <text:p text:style-name="P3">A lot is already explained in EGA_submission_stepsNotesAndHelp.md</text:p>
      <text:p text:style-name="P3"/>
      <text:p text:style-name="P7">Future extensions:</text:p>
      <text:p text:style-name="P3">One future goal of these scripts was to assist researchers outside of the C3G group in their EGA submissions. <text:s/>To fascilitate this, the submission scripts are decouple from the mEGAdata DB itself through the use of an intermediate spreadsheet: relationMapping.ods.</text:p>
      <text:p text:style-name="P3">relationMapping.ods can be automatically generated from mEGAdata (using generate_relation_mapping.py), or can be filled in by hand. </text:p>
      <text:p text:style-name="P3"/>
      <text:p text:style-name="P5">Data structures:</text:p>
      <text:p text:style-name="P3"><text:span text:style-name="T1">The </text:span>decoupling of the submissions scripts from the mEGAdata DB <text:span text:style-name="T1">requires </text:span>some internal data structures during submission script execution. <text:s/><text:span text:style-name="T1">These are the obj_registry lists (one for each EGA Object type). <text:s/>They are a dumped in-memory representation of the EGA Objects and a replication of the submissionObj directory of JSONs (pulled from EGA).</text:span></text:p>
      <text:p text:style-name="P3"/>
      <text:p text:style-name="P6">Architectural Overview:</text:p>
      <text:p text:style-name="P4"><draw:line text:anchor-type="paragraph" draw:z-index="16" draw:name="Shape9" draw:style-name="gr3" draw:text-style-name="P8" svg:x1="3.25cm" svg:y1="11.442cm" svg:x2="3.224cm" svg:y2="12.236cm"><text:p/></draw:line><draw:line text:anchor-type="paragraph" draw:z-index="15" draw:name="Shape8" draw:style-name="gr3" draw:text-style-name="P8" svg:x1="7.325cm" svg:y1="10.014cm" svg:x2="5.182cm" svg:y2="10.014cm"><text:p/></draw:line><draw:line text:anchor-type="paragraph" draw:z-index="14" draw:name="Shape7" draw:style-name="gr3" draw:text-style-name="P8" svg:x1="15.422cm" svg:y1="9.696cm" svg:x2="15.422cm" svg:y2="11.522cm"><text:p/></draw:line><draw:line text:anchor-type="paragraph" draw:z-index="13" draw:name="Shape6" draw:style-name="gr3" draw:text-style-name="P8" svg:x1="11.162cm" svg:y1="7.103cm" svg:x2="13.317cm" svg:y2="8.32cm"><text:p/></draw:line><draw:line text:anchor-type="paragraph" draw:z-index="12" draw:name="Shape5" draw:style-name="gr3" draw:text-style-name="P8" svg:x1="8.543cm" svg:y1="7.262cm" svg:x2="8.543cm" svg:y2="8.744cm"><text:p/></draw:line><draw:line text:anchor-type="paragraph" draw:z-index="11" draw:name="Shape4" draw:style-name="gr3" draw:text-style-name="P8" svg:x1="13.172cm" svg:y1="3.584cm" svg:x2="11.135cm" svg:y2="4.775cm"><text:p/></draw:line><draw:line text:anchor-type="paragraph" draw:z-index="10" draw:name="Shape3" draw:style-name="gr3" draw:text-style-name="P8" svg:x1="9.31cm" svg:y1="3.161cm" svg:x2="9.31cm" svg:y2="4.537cm"><text:p/></draw:line><draw:line text:anchor-type="paragraph" draw:z-index="9" draw:name="Shape1" draw:style-name="gr2" draw:text-style-name="P8" svg:x1="5.05cm" svg:y1="1.626cm" svg:x2="7.14cm" svg:y2="1.626cm"><text:p/></draw:line><draw:custom-shape text:anchor-type="paragraph" draw:z-index="8" draw:name="Shape2" draw:style-name="gr1" draw:text-style-name="P8" svg:width="4.128cm" svg:height="2.726cm" svg:x="13.173cm" svg:y="2.235cm"><text:p text:style-name="P8">EMC_Community_jsons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" draw:text-style-name="P8" svg:width="4.128cm" svg:height="2.726cm" svg:x="1.055cm" svg:y="8.717cm"><text:p text:style-name="P8">egaobj.py</text:p><text:p text:style-name="P8">record_EGA_objects(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" draw:text-style-name="P8" svg:width="4.128cm" svg:height="2.726cm" svg:x="1.134cm" svg:y="12.236cm"><text:p text:style-name="P8">submissionObj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1" draw:text-style-name="P8" svg:width="4.128cm" svg:height="2.726cm" svg:x="13.411cm" svg:y="11.416cm"><text:p text:style-name="P8">sentEgaObj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1" draw:text-style-name="P8" svg:width="4.128cm" svg:height="2.726cm" svg:x="7.325cm" svg:y="8.717cm"><text:p text:style-name="P8">EG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1" draw:text-style-name="P8" svg:width="4.128cm" svg:height="2.726cm" svg:x="13.317cm" svg:y="6.971cm"><text:p text:style-name="P8">obj_registry lists</text:p><text:p text:style-name="P8">(stored in memor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1" draw:text-style-name="P8" svg:width="4.128cm" svg:height="2.726cm" svg:x="7.167cm" svg:y="4.537cm"><text:p text:style-name="P8">Python submission</text:p><text:p text:style-name="P8">scrip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" draw:text-style-name="P8" svg:width="4.128cm" svg:height="2.726cm" svg:x="7.14cm" svg:y="0.436cm"><text:p text:style-name="P8">relationMapping.o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2" draw:style-name="gr1" draw:text-style-name="P8" svg:width="4.128cm" svg:height="2.726cm" svg:x="0.923cm" svg:y="0.409cm"><text:p text:style-name="P8">mEGAdata</text:p><text:p text:style-name="P8">D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10" draw:style-name="gr3" draw:text-style-name="P8" svg:x1="9.998cm" svg:y1="8.717cm" svg:x2="9.998cm" svg:y2="7.26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0:02:06.277023851</meta:creation-date>
    <dc:date>2021-04-13T10:56:46.724715505</dc:date>
    <meta:editing-duration>PT34M1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8" meta:character-count="908" meta:non-whitespace-character-count="784"/>
  </office:meta>
</office:document-meta>
</file>